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2" style:parent-style-name="DefaultParagraphFont" style:family="text">
      <style:text-properties style:text-position="super 63.6%"/>
    </style:style>
    <style:style style:name="T3" style:parent-style-name="DefaultParagraphFont" style:family="text">
      <style:text-properties style:text-position="super 63.6%"/>
    </style:style>
  </office:automatic-styles>
  <office:body>
    <office:text text:use-soft-page-breaks="true">
      <text:p text:style-name="P1">Write-up explaining the packages used for this project</text:p>
      <text:p text:style-name="Normal">The Home Service Robot project includes a number of scripts that place a robot in a Gazebo world which is also visualised using Rviz. The scripts are:</text:p>
      <text:p text:style-name="Normal">launch.sh: This is just a test script to check that gazebo, rviz and roscore run correctly.</text:p>
      <text:p text:style-name="Normal">test_slam.sh: This uses gmapping to create a map of the environment as you navigate around it using the turtlebot teleop package.</text:p>
      <text:p text:style-name="Normal">test_navigation.sh: This uses an existing map (map.yaml) to localize via amcl.</text:p>
      <text:p text:style-name="Normal">pick_objects.sh: This uses the pick_objects package which to define 2 goals for the robot to navigate to including waiting 5 secs at the first goal.</text:p>
      <text:p text:style-name="Normal">add_marker.sh: This uses the add_markers package which displays a marker at the first goal defined by pick_objects to represent an object to be “collected” by the robot and left at the 2<text:span text:style-name="T2">nd</text:span><text:s/>goal where it will be redisplayed when the robot arrives. The robot also waits 5 seconds at the 1<text:span text:style-name="T3">st</text:span><text:s/>goal (pickup) location.</text:p>
      <text:p text:style-name="Normal">home_service.sh: This combines all the functional features into a final project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alsh, Paul</meta:initial-creator>
    <dc:creator>Walsh, Paul</dc:creator>
    <meta:creation-date>2023-01-16T14:23:00Z</meta:creation-date>
    <dc:date>2023-01-16T14:42:00Z</dc:date>
    <meta:template xlink:href="Normal" xlink:type="simple"/>
    <meta:editing-cycles>1</meta:editing-cycles>
    <meta:editing-duration>PT1080S</meta:editing-duration>
    <meta:document-statistic meta:page-count="1" meta:paragraph-count="2" meta:word-count="157" meta:character-count="1050" meta:row-count="7" meta:non-whitespace-character-count="895"/>
  </office:meta>
</office:document-meta>
</file>